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277" officeooo:paragraph-rsid="0016e277"/>
    </style:style>
    <style:style style:name="P2" style:family="paragraph" style:parent-style-name="Standard">
      <style:text-properties officeooo:rsid="00170165" officeooo:paragraph-rsid="00170165"/>
    </style:style>
    <style:style style:name="P3" style:family="paragraph" style:parent-style-name="Standard">
      <style:text-properties officeooo:rsid="001721b5" officeooo:paragraph-rsid="00172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c Gatti<text:tab/><text:tab/><text:tab/><text:tab/><text:tab/><text:tab/><text:tab/><text:tab/><text:tab/><text:tab/><text:tab/>Lab 5</text:p>
      <text:p text:style-name="P1"/>
      <text:p text:style-name="P1">Is Tom happy?</text:p>
      <text:p text:style-name="P1"><text:tab/>Yes</text:p>
      <text:p text:style-name="P1">Who is happy?</text:p>
      <text:p text:style-name="P1"><text:tab/>Tom, Mary, Anne, Steve, Carol</text:p>
      <text:p text:style-name="P1">Who is playing with game/sport?</text:p>
      <text:p text:style-name="P1"><text:tab/>(Steve, baseball), (Bob, baseball), (Jim, tennis), (Sue, golf), (Bills, football), (Sabres, hockey)</text:p>
      <text:p text:style-name="P1">Who has supplies?</text:p>
      <text:p text:style-name="P1"><text:tab/>Tom, Carol</text:p>
      <text:p text:style-name="P1">Who has pop?</text:p>
      <text:p text:style-name="P1"><text:tab/>Tom, Carol</text:p>
      <text:p text:style-name="P1">Who has what?</text:p>
      <text:p text:style-name="P1"><text:tab/>(Tom, supplies), (Carol, supplies), (Tom, pop), (Mary, money), (Tom, pretzels), (Carol, chips), <text:tab/>(Carol, pop)</text:p>
      <text:p text:style-name="P1"/>
      <text:p text:style-name="P1"/>
      <text:p text:style-name="P2">Sisters?</text:p>
      <text:p text:style-name="P2"><text:tab/>(Harald, Ragnhild), (Astrid, Ragnhild), (Harald, Astrid), (Ragnhild, Astris)</text:p>
      <text:p text:style-name="P3">Brothers?</text:p>
      <text:p text:style-name="P3"><text:tab/>(Harald, Ragnhild), (Harald, Astrid)</text:p>
      <text:p text:style-name="P3">Aunt?</text:p>
      <text:p text:style-name="P3"><text:tab/>(Ragnild, Christian), (Astrid, Christian), (Astrid, Edelhart), (Ragnhild, Dagne)</text:p>
      <text:p text:style-name="P3">Uncle?</text:p>
      <text:p text:style-name="P3"><text:tab/>(Harald, Edelhart), (Harald, Dagne)</text:p>
      <text:p text:style-name="P3">Norway?</text:p>
      <text:p text:style-name="P3"><text:tab/>Olav, Harald, Ragnhild, Astrid, Christi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9:41:54.088672529</meta:creation-date>
    <dc:date>2015-11-18T20:20:11.234171541</dc:date>
    <meta:editing-duration>PT7M46S</meta:editing-duration>
    <meta:editing-cycles>1</meta:editing-cycles>
    <meta:document-statistic meta:table-count="0" meta:image-count="0" meta:object-count="0" meta:page-count="1" meta:paragraph-count="23" meta:word-count="94" meta:character-count="699" meta:non-whitespace-character-count="606"/>
    <meta:generator>LibreOffice/5.0.2.2$Linux_X86_64 LibreOffice_project/00m0$Build-2</meta:generator>
  </office:meta>
</office:document-meta>
</file>